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deb62" officeooo:paragraph-rsid="001deb62"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1deb62" officeooo:paragraph-rsid="001deb6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1fb6cd" officeooo:paragraph-rsid="0022238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22238e" officeooo:paragraph-rsid="0022238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277470" officeooo:paragraph-rsid="0027747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277470" officeooo:paragraph-rsid="003a949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297031" officeooo:paragraph-rsid="0029703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2acdb4" officeooo:paragraph-rsid="002acdb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2ce1a3" officeooo:paragraph-rsid="002ce1a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f3100" officeooo:paragraph-rsid="002f310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31ec3c" officeooo:paragraph-rsid="0031ec3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362164" officeooo:paragraph-rsid="0036216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394ea4" officeooo:paragraph-rsid="00394ea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3a9499" officeooo:paragraph-rsid="003a949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3cfc35" officeooo:paragraph-rsid="003cfc3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3e3182" officeooo:paragraph-rsid="003e318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3fec09" officeooo:paragraph-rsid="003fec0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40eb9c" officeooo:paragraph-rsid="0040eb9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424602" officeooo:paragraph-rsid="00441bb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441bb1" officeooo:paragraph-rsid="00441bb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492994" officeooo:paragraph-rsid="0049299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49ece5" officeooo:paragraph-rsid="0049ece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4cc9f1" officeooo:paragraph-rsid="004cc9f1" style:font-size-asian="10.5pt" style:font-weight-asian="normal" style:font-size-complex="12pt" style:font-weight-complex="normal"/>
    </style:style>
    <style:style style:name="T1" style:family="text">
      <style:text-properties officeooo:rsid="001ece5a"/>
    </style:style>
    <style:style style:name="T2" style:family="text">
      <style:text-properties officeooo:rsid="001fb6cd"/>
    </style:style>
    <style:style style:name="T3" style:family="text">
      <style:text-properties officeooo:rsid="001feaae"/>
    </style:style>
    <style:style style:name="T4" style:family="text">
      <style:text-properties officeooo:rsid="00202d4c"/>
    </style:style>
    <style:style style:name="T5" style:family="text">
      <style:text-properties officeooo:rsid="0022238e"/>
    </style:style>
    <style:style style:name="T6" style:family="text">
      <style:text-properties officeooo:rsid="00277470"/>
    </style:style>
    <style:style style:name="T7" style:family="text">
      <style:text-properties officeooo:rsid="0028fd4a"/>
    </style:style>
    <style:style style:name="T8" style:family="text">
      <style:text-properties officeooo:rsid="002acdb4"/>
    </style:style>
    <style:style style:name="T9" style:family="text">
      <style:text-properties officeooo:rsid="002e5267"/>
    </style:style>
    <style:style style:name="T10" style:family="text">
      <style:text-properties officeooo:rsid="002f66aa"/>
    </style:style>
    <style:style style:name="T11" style:family="text">
      <style:text-properties officeooo:rsid="00332da3"/>
    </style:style>
    <style:style style:name="T12" style:family="text">
      <style:text-properties officeooo:rsid="003fdab2"/>
    </style:style>
    <style:style style:name="T13" style:family="text">
      <style:text-properties officeooo:rsid="004930ae"/>
    </style:style>
    <style:style style:name="T14" style:family="text">
      <style:text-properties officeooo:rsid="0049ec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text:p>
      <text:p text:style-name="P1"/>
      <text:p text:style-name="P1"/>
      <text:p text:style-name="P2">Semaine 1 : 20/05 au 26/05</text:p>
      <text:p text:style-name="P2">Découverte du Pôle et du projet (notamment le code source), découverte et premiers pas en HTML/CSS et du framework Flask, Création de mon premier site web pour apprendre les requêtes/formulaires, découverte du TAJ et des problématiques rencontrées par les opérationnels qui utilisent le logiciel, visite de l’IRCGN </text:p>
      <text:p text:style-name="P2"/>
      <text:p text:style-name="P2"/>
      <text:p text:style-name="P2">Semaine 2 : 27/05 au 02/06</text:p>
      <text:p text:style-name="P2">lancement du logiciel et découverte de ses fonctionna<text:span text:style-name="T1">lités, quelques tests avec des images libres de droit pour apprendre à le manipuler, </text:span><text:span text:style-name="T2">rédaction du fichier requirements.txt avec le Lt-Col, </text:span><text:span text:style-name="T1">recherches approfondies en traitement d’image, découverte des principales métriques (luminosité, contraste, netteté, exposition, saturation), découverte des principales bibliothèques de traitement d’image/Vision par ordinateur telles que OpenCV, RetinaFace et Image(rempl</text:span><text:span text:style-name="T2">a</text:span><text:span text:style-name="T1">çant PIL) </text:span><text:span text:style-name="T4">ainsi que leurs fonctions d’ajustement des paramètres, test de plusieurs combinaisons d’ajustement des paramètres</text:span><text:span text:style-name="T1">, recherche sur des techniques pour automatiser l’ajustement des métriques/paramètres, </text:span><text:span text:style-name="T2">recherche sur des moyens d’automatiser l’amélioration de l’image sans passer par les métriques directement → découverte de modèle de Deep Learning faisant de l’Image Super Resolution i.e compléter une partie d’une image d’entrée lors d’un zoom (potentiellement utile lorsqu’il s’agit d’une image tirée d’une vidéo de surveillance), il existe des modèles pré-entraînés sur des images diverses (paysages, animaux, visages…) mais il faudrait peut-être en entraîner un spécifiquement pour les visages, découverte de bases de données d’images pour ce type d’application. </text:span><text:span text:style-name="T3">Malheureusement problème de compatibilité entre le modèle et notre code</text:span></text:p>
      <text:p text:style-name="P2"/>
      <text:p text:style-name="P2"/>
      <text:p text:style-name="P2">Semaine 3 : 03/06 au 09/06</text:p>
      <text:p text:style-name="P3">Recherche sur un moyen de scorer une image en vue d’une reconnaissance faciale (au lieu de regarder individuellement les 5 paramètres susmentionnés), découverte de 2 scores pouvant ê<text:span text:style-name="T3">tre candidat : le score BRISQUE qui n’est pas spécifique aux visages et le score FaceQnet qui lui est spécifique aux visages et à la reconnaissance faciale, approfondissements des connaissances en Deep Learning appliquées en traitement d’image et des spécificités pratiques sur l’utilisation des modèles (comment les télécharger, comment avoir accès au modèle pré-entraîné, comment l’entraîner soi-même),</text:span><text:span text:style-name="T5"> manipulation de fichier .h5, FaceQnet avec une version spécifique de tensorflow et keras (v2.12.0) qui est incompatible avec la v1 de faceComparison</text:span></text:p>
      <text:p text:style-name="P3"/>
      <text:p text:style-name="P3"/>
      <text:p text:style-name="P4">Semaine 4 : 10/06 au 16/06</text:p>
      <text:p text:style-name="P4"><text:span text:style-name="T6">Création de la base de données de test avec 50 photos libres de droit et implémentation du score BRISQUE et FaceQnet (création d’un csv pour enregistrer toutes les infos), implémentation d’une première version du programme de traitement d’image automatisé générant 19 images (dont 15 par ajustement gamma), </text:span><text:span text:style-name="T7">recherche sur le débruitage automatique d’image</text:span></text:p>
      <text:p text:style-name="P4"/>
      <text:p text:style-name="P5">Semaine 5 : 17/06 au 23/06</text:p>
      <text:p text:style-name="P7">Nous avons donné le dataset à l’équipe opérationnelle pour faire les tests, recherche sur upscale d’images, tests de toutes les fonctions d’amélioration d’images d’OpenCV mais aucune n’est concluante, recherche de nouveaux modèles IA d’amélioration d’image, tests de modèles permettant d’enlever les lunettes ou d’enlever les reflets sur les lunettes (test<text:span text:style-name="T8">s</text:span> pas finis et partiellement non concluants)</text:p>
      <text:p text:style-name="P7"/>
      <text:p text:style-name="P7"><text:soft-page-break/></text:p>
      <text:p text:style-name="P8">Semaine 6 : 24/06 au 30/06</text:p>
      <text:p text:style-name="P9">Implémentation des deux versions <text:span text:style-name="T9">de Retinex (SSR et MSR), création du EdgeScore qui est peu concluant, nouvelle plage de valeurs pour le traitement gamma plus petite que l’ancienne, réunion avec le Colonel Réhault → évocation d’un arbre de décision pour appliquer les différents traitements, </text:span><text:span text:style-name="T10">implémentation d’une balance des blancs automatiques mais qui semble ne pas marcher</text:span></text:p>
      <text:p text:style-name="P9"/>
      <text:p text:style-name="P10">Semaine 7 : 01/07 au 07/07</text:p>
      <text:p text:style-name="P11">Recherche d’autres score de qualité d’image, SER-FIQ que je n’ai pas réussi à implémenter en raison de problèmes de dépendances avec la nouvelle version de Python (3.10), CR-FIQA pas implémenter non plus car le modèle pré-entraîné est sur Google Drive qui est un site bloqué, premières réflexions sur l’arbre de décision évoqué par le Colonel Réhault et le Lt-Colonel Camara, <text:span text:style-name="T11">création de plusieurs métriques qui paraissent être plutôt cohérentes pour mesurer des caractéristiques importantes de l’image (netteté, contraste, luminosité etc), retour du dataset de test et analyse des résultats</text:span></text:p>
      <text:p text:style-name="P11"/>
      <text:p text:style-name="P12">Semaine 8 : 08/07 au 14/07</text:p>
      <text:p text:style-name="P13">Création de la base d’images Mugshots contenant des duos d’images mugshot/photo ordinaire, recherche sur l’automatisation de l’ajustement de luminosité, retour sur le retinex, prise de connaissance de OFIQ→ métrique de qualité d’image proposée par le Colonel Réhault car validée par l’Union européenne, génération de 8 bases d’images modifiées à soumettre aux opérationnels pour savoir si les images générées par mon programme passent (clahe, simple histogram equalization, retinex SSR, retinex MSR) chacune avec et sans fond </text:p>
      <text:p text:style-name="P13"/>
      <text:p text:style-name="P14">Semaine 9 : 15/07 au 21/07 </text:p>
      <text:p text:style-name="P15">Travail sur la connectivité entre les les fonctions utilisant PIL et OpenCV mais peu concluant notamment rembg et les transformations Retinex, structure du logiciel revisitée, <text:span text:style-name="T12">pré-sélection des combinaisons, <text:s/></text:span></text:p>
      <text:p text:style-name="P6"/>
      <text:p text:style-name="P6"/>
      <text:p text:style-name="P16">Semaine 10 : 22/07 au 28/07</text:p>
      <text:p text:style-name="P17">Programmation de la première version du logiciel, les transformations retenues sont CLAHE, SHE, Retinex SSR et MSR, programmation back terminée, programmation front quasi terminée → il reste le cadrage manuel à implémenter</text:p>
      <text:p text:style-name="P17"/>
      <text:p text:style-name="P18">Semaine 11 : 29/07 au 04/08</text:p>
      <text:p text:style-name="P19">Abandon du cadrage, cadrage auto devient un checkbox → nouvelle route pour quand elle est décochée, programmation css quasi terminée, création de la zone de dépôt,</text:p>
      <text:p text:style-name="P19"/>
      <text:p text:style-name="P20">Semaine 12 : 05/08 au 11/08</text:p>
      <text:p text:style-name="P21">Finalisation d’une première version de faceX.v1 fonctionnelle et présentation le vendredi au Colonel Réhault et au Commandant Martin → retour très positif, objectif atteint en terme de traitement d’image et de simplicité, quelques changements UX à faire sur l’interface (affichage de l’image dans la zone de dépôt et création de bouton pour cliquer sur le visage d’intérêt <text:span text:style-name="T13">plutôt que le visage directement), </text:span><text:span text:style-name="T14">peut-être également cacher le formulaire et le mettre sous forme de menu déroulant,</text:span></text:p>
      <text:p text:style-name="P21"/>
      <text:p text:style-name="P22">Semaine 13 : 12/08 au 18/08</text:p>
      <text:p text:style-name="P23">Semaine de 3 jours seulement car j’ai pris un jour de congé pour avoir le grand week-end, affichage de l’image d’origine à gauche de la zone de dépôt car c’était trop compliqué de l’afficher dans la zone et de gérer en même temps les changements d’images, création des boutons pour sélectionner les boutons et systèmes de cascades pour pouvoir naviguer parmi tous les visages détectés, <text:soft-page-break/>présentation au Colonel Boismoreau qui était également satisfait du travail, création de la base d’images modifiées par le logiciel à partir des images jaunes et rouges → j’ai pris les deux transformations proposées pour chacune et envoie au DFAJ</text:p>
      <text:p text:style-name="P23"/>
      <text:p text:style-name="P23">Semaine 14 : 19/08 au 25/08 <text:s/></text:p>
      <text:p text:style-name="P21"/>
      <text:p text:style-name="P21"/>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5T08:36:51.548285164</meta:creation-date>
    <dc:date>2024-08-21T08:24:15.805030914</dc:date>
    <meta:editing-duration>PT16H52M47S</meta:editing-duration>
    <meta:editing-cycles>26</meta:editing-cycles>
    <meta:generator>LibreOffice/7.3.7.2$Linux_X86_64 LibreOffice_project/30$Build-2</meta:generator>
    <meta:document-statistic meta:table-count="0" meta:image-count="0" meta:object-count="0" meta:page-count="3" meta:paragraph-count="28" meta:word-count="1003" meta:character-count="6702" meta:non-whitespace-character-count="5719"/>
  </office:meta>
</office:document-meta>
</file>